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P2" style:family="paragraph" style:parent-style-name="Cover_20_Body">
      <style:paragraph-properties fo:margin-left="0in" fo:margin-right="0in" fo:text-align="center" style:justify-single-word="false" fo:text-indent="0in" style:auto-text-indent="false"/>
      <style:text-properties officeooo:rsid="001e5efd" officeooo:paragraph-rsid="001e5efd"/>
    </style:style>
    <style:style style:name="P3" style:family="paragraph" style:parent-style-name="Header_20_right">
      <style:text-properties officeooo:paragraph-rsid="0056ba94"/>
    </style:style>
    <style:style style:name="P4" style:family="paragraph" style:parent-style-name="Header_20_left">
      <style:text-properties officeooo:paragraph-rsid="0056ba94"/>
    </style:style>
    <style:style style:name="P5" style:family="paragraph" style:parent-style-name="Footer">
      <style:paragraph-properties fo:text-align="end" style:justify-single-word="false"/>
    </style:style>
    <style:style style:name="P6" style:family="paragraph" style:parent-style-name="Footer">
      <style:paragraph-properties fo:text-align="start" style:justify-single-word="false"/>
    </style:style>
    <style:style style:name="P7"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P8" style:family="paragraph" style:parent-style-name="Header">
      <style:text-properties fo:color="#666666" fo:language="ro" fo:country="RO"/>
    </style:style>
    <style:style style:name="P9" style:family="paragraph" style:parent-style-name="Cover_20_Body">
      <style:text-properties officeooo:rsid="0013da26"/>
    </style:style>
    <style:style style:name="P10" style:family="paragraph" style:parent-style-name="Cover_20_Body">
      <style:paragraph-properties fo:text-align="end" style:justify-single-word="false"/>
      <style:text-properties officeooo:rsid="0013da26" officeooo:paragraph-rsid="0013da26"/>
    </style:style>
    <style:style style:name="P11" style:family="paragraph" style:parent-style-name="Cover_20_Body">
      <style:text-properties officeooo:paragraph-rsid="001e9135"/>
    </style:style>
    <style:style style:name="P12" style:family="paragraph" style:parent-style-name="Cover_20_Body">
      <style:text-properties officeooo:rsid="0012067c" officeooo:paragraph-rsid="001e9135"/>
    </style:style>
    <style:style style:name="P13" style:family="paragraph" style:parent-style-name="Cover_20_Body">
      <style:text-properties style:text-position="super 58%"/>
    </style:style>
    <style:style style:name="P14" style:family="paragraph" style:parent-style-name="Cover_20_Body">
      <style:paragraph-properties fo:text-align="center" style:justify-single-word="false"/>
      <style:text-properties officeooo:rsid="001e5efd" officeooo:paragraph-rsid="001e5efd"/>
    </style:style>
    <style:style style:name="P15" style:family="paragraph" style:parent-style-name="Cover_20_Body">
      <style:text-properties officeooo:rsid="00ee3b27" officeooo:paragraph-rsid="00ee3b27"/>
    </style:style>
    <style:style style:name="P16" style:family="paragraph" style:parent-style-name="Cover_20_Body">
      <style:paragraph-properties fo:text-align="end" style:justify-single-word="false"/>
      <style:text-properties officeooo:rsid="00ee3b27" officeooo:paragraph-rsid="00ee3b27"/>
    </style:style>
    <style:style style:name="P17" style:family="paragraph" style:parent-style-name="Text_20_body">
      <style:paragraph-properties fo:text-align="center" style:justify-single-word="false"/>
      <style:text-properties officeooo:rsid="0023b43b" officeooo:paragraph-rsid="0025a364"/>
    </style:style>
    <style:style style:name="P18" style:family="paragraph" style:parent-style-name="Text_20_body">
      <style:paragraph-properties fo:text-align="end" style:justify-single-word="false"/>
      <style:text-properties officeooo:rsid="0023b43b" officeooo:paragraph-rsid="0025a364"/>
    </style:style>
    <style:style style:name="P19" style:family="paragraph" style:parent-style-name="Text_20_body">
      <style:paragraph-properties fo:text-align="start" style:justify-single-word="false"/>
    </style:style>
    <style:style style:name="P20" style:family="paragraph" style:parent-style-name="Text_20_body">
      <style:text-properties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Text_20_body">
      <style:text-properties officeooo:rsid="0026cc02" officeooo:paragraph-rsid="0026cc02"/>
    </style:style>
    <style:style style:name="P22" style:family="paragraph" style:parent-style-name="Text_20_body">
      <style:text-properties officeooo:paragraph-rsid="00f6d108"/>
    </style:style>
    <style:style style:name="P23" style:family="paragraph" style:parent-style-name="Text_20_body">
      <style:text-properties officeooo:paragraph-rsid="00f892f0"/>
    </style:style>
    <style:style style:name="P24" style:family="paragraph" style:parent-style-name="Text_20_body">
      <style:text-properties officeooo:rsid="00ff910a" officeooo:paragraph-rsid="00ff910a"/>
    </style:style>
    <style:style style:name="P25" style:family="paragraph" style:parent-style-name="Text_20_body">
      <style:text-properties officeooo:paragraph-rsid="0107a748"/>
    </style:style>
    <style:style style:name="P26" style:family="paragraph" style:parent-style-name="Text_20_body">
      <style:text-properties officeooo:rsid="0107fa78" officeooo:paragraph-rsid="0107fa78"/>
    </style:style>
    <style:style style:name="P27" style:family="paragraph" style:parent-style-name="Text_20_body">
      <style:text-properties officeooo:rsid="0109bcd8" officeooo:paragraph-rsid="0109bcd8"/>
    </style:style>
    <style:style style:name="P28" style:family="paragraph" style:parent-style-name="TextBox">
      <style:paragraph-properties fo:text-align="center" style:justify-single-word="false"/>
      <style:text-properties officeooo:rsid="00156d84" officeooo:paragraph-rsid="00156d84"/>
    </style:style>
    <style:style style:name="P29" style:family="paragraph" style:parent-style-name="TextBox">
      <style:paragraph-properties fo:text-align="center" style:justify-single-word="false"/>
      <style:text-properties officeooo:rsid="001e9135" officeooo:paragraph-rsid="001e9135"/>
    </style:style>
    <style:style style:name="P30" style:family="paragraph" style:parent-style-name="TextBox">
      <style:paragraph-properties fo:text-align="center" style:justify-single-word="false"/>
      <style:text-properties officeooo:rsid="005f8949" officeooo:paragraph-rsid="005f8949"/>
    </style:style>
    <style:style style:name="P31" style:family="paragraph" style:parent-style-name="TextBox">
      <style:paragraph-properties fo:text-align="center" style:justify-single-word="false"/>
      <style:text-properties officeooo:rsid="006954b3" officeooo:paragraph-rsid="006954b3"/>
    </style:style>
    <style:style style:name="P32" style:family="paragraph" style:parent-style-name="TextBox">
      <style:paragraph-properties fo:text-align="center" style:justify-single-word="false"/>
      <style:text-properties officeooo:rsid="009af49d" officeooo:paragraph-rsid="009af49d"/>
    </style:style>
    <style:style style:name="P33" style:family="paragraph" style:parent-style-name="TextBox">
      <style:paragraph-properties fo:margin-left="0.1654in" fo:margin-right="0in" fo:text-align="start" style:justify-single-word="false" fo:text-indent="0in" style:auto-text-indent="false"/>
      <style:text-properties officeooo:rsid="00156d84" officeooo:paragraph-rsid="00156d84"/>
    </style:style>
    <style:style style:name="P34" style:family="paragraph" style:parent-style-name="TextBox">
      <style:paragraph-properties fo:margin-left="0.1654in" fo:margin-right="0in" fo:text-align="start" style:justify-single-word="false" fo:text-indent="0in" style:auto-text-indent="false">
        <style:tab-stops/>
      </style:paragraph-properties>
      <style:text-properties style:font-name="Consolas3" fo:font-size="12pt" fo:font-weight="normal" officeooo:rsid="004ba7ec" officeooo:paragraph-rsid="004ba7ec" style:font-size-asian="12pt" style:font-weight-asian="normal" style:font-size-complex="12pt" style:font-weight-complex="normal"/>
    </style:style>
    <style:style style:name="P35" style:family="paragraph" style:parent-style-name="Declaratie">
      <style:paragraph-properties fo:text-align="center" style:justify-single-word="false"/>
      <style:text-properties fo:font-size="14pt" fo:font-weight="bold" style:font-size-asian="14pt" style:font-weight-asian="bold" style:font-size-complex="14pt" style:font-weight-complex="bold"/>
    </style:style>
    <style:style style:name="P36" style:family="paragraph" style:parent-style-name="Declaratie">
      <style:paragraph-properties fo:text-align="center" style:justify-single-word="false"/>
      <style:text-properties fo:font-size="16pt" fo:font-style="italic" fo:font-weight="bold" officeooo:paragraph-rsid="0025a364" style:font-size-asian="16pt" style:font-style-asian="italic" style:font-weight-asian="bold" style:font-size-complex="16pt" style:font-style-complex="italic" style:font-weight-complex="bold"/>
    </style:style>
    <style:style style:name="P37" style:family="paragraph" style:parent-style-name="Declaratie">
      <style:paragraph-properties fo:text-align="center" style:justify-single-word="false"/>
      <style:text-properties fo:font-size="16pt" fo:font-weight="bold" style:font-size-asian="16pt" style:font-weight-asian="bold" style:font-size-complex="16pt" style:font-weight-complex="bold"/>
    </style:style>
    <style:style style:name="P38" style:family="paragraph" style:parent-style-name="Frame_20_contents">
      <style:text-properties officeooo:rsid="0026cc02" officeooo:paragraph-rsid="0026cc02"/>
    </style:style>
    <style:style style:name="P39" style:family="paragraph" style:parent-style-name="TextBox">
      <style:paragraph-properties fo:margin-left="0.1654in" fo:margin-right="0.1654in" fo:text-align="start" style:justify-single-word="false" fo:text-indent="0in" style:auto-text-indent="false"/>
      <style:text-properties officeooo:rsid="009af49d" officeooo:paragraph-rsid="009af49d"/>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1">
      <style:paragraph-properties>
        <style:tab-stops>
          <style:tab-stop style:position="6.4965in" style:type="right" style:leader-style="dotted" style:leader-text="."/>
        </style:tab-stops>
      </style:paragraph-properties>
    </style:style>
    <style:style style:name="P42" style:family="paragraph" style:parent-style-name="Bibliography_20_1">
      <style:paragraph-properties>
        <style:tab-stops>
          <style:tab-stop style:position="0.3937in"/>
        </style:tab-stops>
      </style:paragraph-properties>
    </style:style>
    <style:style style:name="P43" style:family="paragraph" style:parent-style-name="Title">
      <style:text-properties fo:language="ro" fo:country="RO" officeooo:rsid="00ee3b27" officeooo:paragraph-rsid="00ee3b27"/>
    </style:style>
    <style:style style:name="P44" style:family="paragraph" style:parent-style-name="Standard" style:master-page-name="Cuprins">
      <style:paragraph-properties fo:text-align="center" style:justify-single-word="false" style:page-number="1"/>
    </style:style>
    <style:style style:name="P45" style:family="paragraph" style:parent-style-name="Declaratie" style:master-page-name="Declaratie">
      <style:paragraph-properties style:page-number="1"/>
    </style:style>
    <style:style style:name="P46" style:family="paragraph" style:parent-style-name="Heading_20_3">
      <style:text-properties officeooo:rsid="0116d765" officeooo:paragraph-rsid="0116d765"/>
    </style:style>
    <style:style style:name="P47" style:family="paragraph" style:parent-style-name="Heading_20_3">
      <style:text-properties officeooo:rsid="011f6b59" officeooo:paragraph-rsid="011f6b59"/>
    </style:style>
    <style:style style:name="P48" style:family="paragraph" style:parent-style-name="Heading_20_3">
      <style:text-properties officeooo:rsid="01277642" officeooo:paragraph-rsid="01277642"/>
    </style:style>
    <style:style style:name="P49" style:family="paragraph" style:parent-style-name="Heading_20_1">
      <style:text-properties officeooo:rsid="0107a748" officeooo:paragraph-rsid="0107a748"/>
    </style:style>
    <style:style style:name="P50" style:family="paragraph" style:parent-style-name="Heading_20_1" style:list-style-name=""/>
    <style:style style:name="P51" style:family="paragraph" style:parent-style-name="Heading_20_1" style:master-page-name="Text_20_body">
      <style:paragraph-properties style:page-number="1"/>
    </style:style>
    <style:style style:name="P52" style:family="paragraph" style:parent-style-name="Text_20_body" style:master-page-name="Rezumat">
      <style:paragraph-properties style:page-number="1"/>
      <style:text-properties fo:font-size="16pt" fo:font-style="italic" fo:font-weight="bold" style:font-size-asian="16pt" style:font-style-asian="italic" style:font-weight-asian="bold" style:font-size-complex="16pt" style:font-style-complex="italic" style:font-weight-complex="bold"/>
    </style:style>
    <style:style style:name="P53" style:family="paragraph" style:parent-style-name="Text_20_body">
      <style:text-properties officeooo:rsid="00f13eef" officeooo:paragraph-rsid="00f7b979"/>
    </style:style>
    <style:style style:name="P54" style:family="paragraph" style:parent-style-name="Text_20_body">
      <style:text-properties officeooo:rsid="00f58f29" officeooo:paragraph-rsid="00f892f0"/>
    </style:style>
    <style:style style:name="P55" style:family="paragraph" style:parent-style-name="Text_20_body" style:list-style-name="L1">
      <style:text-properties officeooo:rsid="00f58f29" officeooo:paragraph-rsid="00f892f0"/>
    </style:style>
    <style:style style:name="P56" style:family="paragraph" style:parent-style-name="Text_20_body" style:list-style-name="L1">
      <style:text-properties officeooo:rsid="00f892f0" officeooo:paragraph-rsid="00f892f0"/>
    </style:style>
    <style:style style:name="P57" style:family="paragraph" style:parent-style-name="Text_20_body" style:list-style-name="L2">
      <style:text-properties officeooo:rsid="00fed235" officeooo:paragraph-rsid="00fed235"/>
    </style:style>
    <style:style style:name="P58" style:family="paragraph" style:parent-style-name="Text_20_body" style:list-style-name="L3">
      <style:text-properties officeooo:rsid="00ff910a" officeooo:paragraph-rsid="00ff910a"/>
    </style:style>
    <style:style style:name="P59" style:family="paragraph" style:parent-style-name="Text_20_body" style:list-style-name="L4">
      <style:text-properties officeooo:rsid="0107fa78" officeooo:paragraph-rsid="010ec8f4"/>
    </style:style>
    <style:style style:name="P60" style:family="paragraph" style:parent-style-name="Text_20_body" style:list-style-name="L4">
      <style:text-properties officeooo:rsid="0109bcd8" officeooo:paragraph-rsid="010ec8f4"/>
    </style:style>
    <style:style style:name="P61" style:family="paragraph" style:parent-style-name="Text_20_body" style:list-style-name="L4">
      <style:text-properties officeooo:rsid="010ec8f4" officeooo:paragraph-rsid="010ec8f4"/>
    </style:style>
    <style:style style:name="P62" style:family="paragraph" style:parent-style-name="Text_20_body" style:list-style-name="L4">
      <style:text-properties officeooo:rsid="011073e3" officeooo:paragraph-rsid="011073e3"/>
    </style:style>
    <style:style style:name="P63" style:family="paragraph" style:parent-style-name="Text_20_body" style:list-style-name="L4">
      <style:text-properties officeooo:rsid="0112f4a6" officeooo:paragraph-rsid="0112f4a6"/>
    </style:style>
    <style:style style:name="P64" style:family="paragraph" style:parent-style-name="Text_20_body">
      <style:text-properties officeooo:rsid="0112f4a6" officeooo:paragraph-rsid="0112f4a6"/>
    </style:style>
    <style:style style:name="P65" style:family="paragraph" style:parent-style-name="Text_20_body">
      <style:text-properties officeooo:rsid="0116d765" officeooo:paragraph-rsid="0116d765"/>
    </style:style>
    <style:style style:name="P66" style:family="paragraph" style:parent-style-name="Text_20_body" style:list-style-name="L5">
      <style:text-properties officeooo:rsid="01186040" officeooo:paragraph-rsid="01186040"/>
    </style:style>
    <style:style style:name="P67" style:family="paragraph" style:parent-style-name="Text_20_body" style:list-style-name="L5">
      <style:text-properties officeooo:rsid="011d3de8" officeooo:paragraph-rsid="011d3de8"/>
    </style:style>
    <style:style style:name="P68" style:family="paragraph" style:parent-style-name="Text_20_body">
      <style:text-properties officeooo:paragraph-rsid="011f6b59"/>
    </style:style>
    <style:style style:name="P69" style:family="paragraph" style:parent-style-name="Text_20_body" style:list-style-name="L6">
      <style:text-properties officeooo:rsid="01259721" officeooo:paragraph-rsid="01259721"/>
    </style:style>
    <style:style style:name="P70" style:family="paragraph" style:parent-style-name="Text_20_body" style:list-style-name="L6">
      <style:text-properties style:text-underline-style="solid" style:text-underline-width="auto" style:text-underline-color="font-color" officeooo:rsid="01259721" officeooo:paragraph-rsid="01259721"/>
    </style:style>
    <style:style style:name="P71" style:family="paragraph" style:parent-style-name="Text_20_body">
      <style:text-properties officeooo:paragraph-rsid="01277642"/>
    </style:style>
    <style:style style:name="P72" style:family="paragraph" style:parent-style-name="Text_20_body" style:list-style-name="L7">
      <style:text-properties officeooo:rsid="0128b302" officeooo:paragraph-rsid="0128b302"/>
    </style:style>
    <style:style style:name="P73" style:family="paragraph" style:parent-style-name="Text_20_body" style:list-style-name="L7">
      <style:text-properties officeooo:rsid="01298af4" officeooo:paragraph-rsid="01298af4"/>
    </style:style>
    <style:style style:name="P74" style:family="paragraph" style:parent-style-name="Cover_20_Body" style:master-page-name="Coperta">
      <style:paragraph-properties style:page-number="auto"/>
    </style:style>
    <style:style style:name="T1" style:family="text">
      <style:text-properties officeooo:rsid="00ee3b27"/>
    </style:style>
    <style:style style:name="T2" style:family="text">
      <style:text-properties fo:font-size="11pt" style:font-size-asian="11pt" style:font-size-complex="11pt"/>
    </style:style>
    <style:style style:name="T3" style:family="text">
      <style:text-properties fo:font-size="11pt" officeooo:rsid="0056ba94" style:font-size-asian="11pt" style:font-size-complex="11pt"/>
    </style:style>
    <style:style style:name="T4" style:family="text">
      <style:text-properties fo:font-size="11pt" officeooo:rsid="004dfa89" style:font-size-asian="11pt" style:font-size-complex="11pt"/>
    </style:style>
    <style:style style:name="T5" style:family="text">
      <style:text-properties fo:font-size="11pt" officeooo:rsid="00973494" style:font-size-asian="11pt" style:font-size-complex="11pt"/>
    </style:style>
    <style:style style:name="T6" style:family="text">
      <style:text-properties officeooo:rsid="0056ba94"/>
    </style:style>
    <style:style style:name="T7" style:family="text">
      <style:text-properties fo:font-style="italic" style:font-style-asian="italic" style:font-style-complex="italic"/>
    </style:style>
    <style:style style:name="T8" style:family="text">
      <style:text-properties fo:font-style="italic" officeooo:rsid="0100f8aa" style:font-style-asian="italic" style:font-style-complex="italic"/>
    </style:style>
    <style:style style:name="T9" style:family="text">
      <style:text-properties fo:font-style="normal" officeooo:rsid="0100f8aa" style:font-style-asian="normal" style:font-style-complex="normal"/>
    </style:style>
    <style:style style:name="T10" style:family="text">
      <style:text-properties fo:font-style="normal" officeooo:rsid="01029c7f" style:font-style-asian="normal" style:font-style-complex="normal"/>
    </style:style>
    <style:style style:name="T11" style:family="text">
      <style:text-properties officeooo:rsid="0012067c"/>
    </style:style>
    <style:style style:name="T12" style:family="text">
      <style:text-properties officeooo:rsid="00156d84"/>
    </style:style>
    <style:style style:name="T13" style:family="text">
      <style:text-properties officeooo:rsid="0016f7db"/>
    </style:style>
    <style:style style:name="T14" style:family="text">
      <style:text-properties officeooo:rsid="001e5efd"/>
    </style:style>
    <style:style style:name="T15" style:family="text">
      <style:text-properties officeooo:rsid="001fb8bd"/>
    </style:style>
    <style:style style:name="T16" style:family="text">
      <style:text-properties officeooo:rsid="0026cc02"/>
    </style:style>
    <style:style style:name="T17" style:family="text">
      <style:text-properties officeooo:rsid="0039068f"/>
    </style:style>
    <style:style style:name="T18" style:family="text">
      <style:text-properties officeooo:rsid="005f8949"/>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1295f77"/>
    </style:style>
    <style:style style:name="T21" style:family="text">
      <style:text-properties officeooo:rsid="00946a58"/>
    </style:style>
    <style:style style:name="T22" style:family="text">
      <style:text-properties fo:font-size="16pt" style:font-size-asian="16pt" style:font-size-complex="16pt"/>
    </style:style>
    <style:style style:name="T23" style:family="text">
      <style:text-properties fo:font-size="16pt" officeooo:rsid="001e9135" style:font-size-asian="16pt" style:font-size-complex="16pt"/>
    </style:style>
    <style:style style:name="T24" style:family="text">
      <style:text-properties officeooo:rsid="009af49d"/>
    </style:style>
    <style:style style:name="T25" style:family="text">
      <style:text-properties style:use-window-font-color="true"/>
    </style:style>
    <style:style style:name="T26" style:family="text">
      <style:text-properties style:use-window-font-color="true" officeooo:rsid="00156d84"/>
    </style:style>
    <style:style style:name="T27" style:family="text">
      <style:text-properties officeooo:rsid="00f21711"/>
    </style:style>
    <style:style style:name="T28" style:family="text">
      <style:text-properties officeooo:rsid="00f3674e"/>
    </style:style>
    <style:style style:name="T29" style:family="text">
      <style:text-properties officeooo:rsid="00f58f29"/>
    </style:style>
    <style:style style:name="T30" style:family="text">
      <style:text-properties officeooo:rsid="00f892f0"/>
    </style:style>
    <style:style style:name="T31" style:family="text">
      <style:text-properties officeooo:rsid="00fed235"/>
    </style:style>
    <style:style style:name="T32" style:family="text">
      <style:text-properties officeooo:rsid="00ff910a"/>
    </style:style>
    <style:style style:name="T33" style:family="text">
      <style:text-properties officeooo:rsid="0107fa78"/>
    </style:style>
    <style:style style:name="T34" style:family="text">
      <style:text-properties officeooo:rsid="0109bcd8"/>
    </style:style>
    <style:style style:name="T35" style:family="text">
      <style:text-properties officeooo:rsid="010a8333"/>
    </style:style>
    <style:style style:name="T36" style:family="text">
      <style:text-properties officeooo:rsid="010dfe1a"/>
    </style:style>
    <style:style style:name="T37" style:family="text">
      <style:text-properties officeooo:rsid="010ec8f4"/>
    </style:style>
    <style:style style:name="T38" style:family="text">
      <style:text-properties officeooo:rsid="011073e3"/>
    </style:style>
    <style:style style:name="T39" style:family="text">
      <style:text-properties officeooo:rsid="01123054"/>
    </style:style>
    <style:style style:name="T40" style:family="text">
      <style:text-properties officeooo:rsid="0116d765"/>
    </style:style>
    <style:style style:name="T41" style:family="text">
      <style:text-properties officeooo:rsid="01186040"/>
    </style:style>
    <style:style style:name="T42" style:family="text">
      <style:text-properties officeooo:rsid="011a54cd"/>
    </style:style>
    <style:style style:name="T43" style:family="text">
      <style:text-properties officeooo:rsid="011d751b"/>
    </style:style>
    <style:style style:name="T44" style:family="text">
      <style:text-properties officeooo:rsid="0122a9df"/>
    </style:style>
    <style:style style:name="T45" style:family="text">
      <style:text-properties officeooo:rsid="0124973e"/>
    </style:style>
    <style:style style:name="T46" style:family="text">
      <style:text-properties style:text-underline-style="none"/>
    </style:style>
    <style:style style:name="T47" style:family="text">
      <style:text-properties officeooo:rsid="0127a3b2"/>
    </style:style>
    <style:style style:name="T48" style:family="text">
      <style:text-properties officeooo:rsid="01295f77"/>
    </style:style>
    <style:style style:name="fr1" style:family="graphic" style:parent-style-name="Frame">
      <style:graphic-properties fo:margin-left="0in" fo:margin-right="0in" fo:margin-top="0in" fo:margin-bottom="0in" style:protect="size position" style:vertical-pos="top" style:vertical-rel="tex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columns fo:column-count="1" fo:column-gap="0in"/>
      </style:graphic-properties>
    </style:style>
    <style:style style:name="fr2" style:family="graphic" style:parent-style-name="Frame">
      <style:graphic-properties fo:margin-left="0in" fo:margin-right="0in" fo:margin-top="0in" fo:margin-bottom="0in" style:protect="size position" style:vertical-pos="top" style:vertical-rel="text" fo:padding-left="0in" fo:padding-right="0in" fo:padding-top="0in" fo:padding-bottom="0.0043in" fo:border-left="none" fo:border-right="none" fo:border-top="none" fo:border-bottom="0.26pt solid #000000" style:shadow="none" draw:shadow-opacity="100%" style:editable="true"/>
    </style:style>
    <style:style style:name="fr3" style:family="graphic" style:parent-style-name="Frame">
      <style:graphic-properties fo:margin-left="0in" fo:margin-right="0in" fo:margin-top="0in" fo:margin-bottom="0in" style:protect="size position" style:vertical-pos="top" style:vertical-rel="text" style:horizontal-pos="center" style:horizontal-rel="paragraph-conten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columns fo:column-count="1" fo:column-gap="0in"/>
      </style:graphic-properties>
    </style:style>
    <style:style style:name="fr4" style:family="graphic" style:parent-style-name="Frame">
      <style:graphic-properties fo:margin-left="0in" fo:margin-right="0in" fo:margin-top="0in" fo:margin-bottom="0in" style:protect="size position" style:vertical-pos="top" style:vertical-rel="text" style:horizontal-pos="center" style:horizontal-rel="paragraph-content" fo:padding-left="0in" fo:padding-right="0in" fo:padding-top="0in" fo:padding-bottom="0.0043in" fo:border-left="none" fo:border-right="none" fo:border-top="none" fo:border-bottom="0.26pt solid #000000" style:shadow="none" draw:shadow-opacity="100%" style:editable="true"/>
    </style:style>
    <style:style style:name="fr5" style:family="graphic" style:parent-style-name="Frame">
      <style:graphic-properties fo:margin-left="0in" fo:margin-right="0in" fo:margin-top="0in" fo:margin-bottom="0in" style:protect="size position" style:vertical-pos="top" style:vertical-rel="tex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graphic-properties>
    </style:style>
    <style:style style:name="fr6" style:family="graphic" style:parent-style-name="Frame">
      <style:graphic-properties style:vertical-pos="top" style:vertical-rel="paragraph-content" style:horizontal-pos="left" style:horizontal-rel="paragraph" fo:padding="0in" fo:border="none" style:shadow="none" draw:shadow-opacity="1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74">UNIVERSITATEA TEHNICĂ „Gheorghe Asachi” <text:span text:style-name="T11">din</text:span> IAȘI</text:p>
      <text:p text:style-name="Cover_20_Body">FACULTATEA DE <text:span text:style-name="T11">AUTOMATICĂ ȘI CALCULATOARE</text:span></text:p>
      <text:p text:style-name="P11">DOMENIUL: <text:span text:style-name="T1">Calculatoare și Tehnologia Informației</text:span></text:p>
      <text:p text:style-name="P12">SPECIALIZAREA: <text:span text:style-name="T1">Tehnologia Informației</text:span></text:p>
      <text:p text:style-name="Cover_20_Body"/>
      <text:p text:style-name="Cover_20_Body"/>
      <text:p text:style-name="Cover_20_Body"/>
      <text:p text:style-name="Cover_20_Body"/>
      <text:p text:style-name="P13"/>
      <text:p text:style-name="Cover_20_Body"/>
      <text:p text:style-name="Cover_20_Body"/>
      <text:p text:style-name="P43">Sistem distribuit de sincronizare a fișierelor</text:p>
      <text:p text:style-name="P14"/>
      <text:p text:style-name="P2">LUCRARE DE LICENȚĂ</text:p>
      <text:p text:style-name="Cover_20_Body"/>
      <text:p text:style-name="Cover_20_Body"/>
      <text:p text:style-name="Cover_20_Body"/>
      <text:p text:style-name="Cover_20_Body"/>
      <text:p text:style-name="Cover_20_Body"/>
      <text:p text:style-name="Cover_20_Body"/>
      <text:p text:style-name="P9"><text:span text:style-name="T25">Coordonator </text:span><text:span text:style-name="T26">șt</text:span>iin<text:span text:style-name="T12">ț</text:span>ific</text:p>
      <text:p text:style-name="P15">S.l. dr. ing. Cristian Amarandei</text:p>
      <text:p text:style-name="P10">Absolvent<text:tab/></text:p>
      <text:p text:style-name="P16">Andrei Chelariu</text:p>
      <text:p text:style-name="P45"/>
      <text:p text:style-name="Declaratie"/>
      <text:p text:style-name="Declaratie"/>
      <text:p text:style-name="Declaratie"/>
      <text:p text:style-name="Declaratie"/>
      <text:p text:style-name="Declaratie"/>
      <text:p text:style-name="Declaratie"/>
      <text:p text:style-name="Declaratie"/>
      <text:p text:style-name="P35">DECLARA<text:span text:style-name="T15">Ț</text:span>IE DE ASUMARE A AUTENTICITĂ<text:span text:style-name="T15">Ț</text:span>II </text:p>
      <text:p text:style-name="P35">LUCRĂRII DE LICEN<text:span text:style-name="T15">Ț</text:span>Ă</text:p>
      <text:p text:style-name="Declaratie"/>
      <text:p text:style-name="Declaratie"/>
      <text:p text:style-name="Declaratie"/>
      <text:p text:style-name="Declaratie">Subsemnatul<text:span text:style-name="T14">(a)</text:span> <text:s text:c="2"/><draw:frame draw:style-name="fr1" draw:name="Frame_Name" text:anchor-type="as-char" svg:width="5.1693in" svg:height="0.1929in" draw:z-index="0"><draw:text-box><text:p text:style-name="P34"/></draw:text-box></draw:frame>,</text:p>
      <text:p text:style-name="Declaratie">legitimat<text:span text:style-name="T14">(ă)</text:span> cu <draw:frame draw:style-name="fr2" draw:name="Frame_CI" text:anchor-type="as-char" svg:width="0.5902in" svg:height="0.1929in" draw:z-index="1"><draw:text-box><text:p text:style-name="P29"/></draw:text-box></draw:frame> seria <draw:frame draw:style-name="fr2" draw:name="Frame_SerieCI" text:anchor-type="as-char" svg:width="0.5902in" svg:height="0.1929in" draw:z-index="2"><draw:text-box><text:p text:style-name="P29"/></draw:text-box></draw:frame> nr. <draw:frame draw:style-name="fr2" draw:name="Frame_NrCI" text:anchor-type="as-char" svg:width="1.102in" svg:height="0.1929in" draw:z-index="3"><draw:text-box><text:p text:style-name="P29"><text:s/></text:p></draw:text-box></draw:frame>, CNP <draw:frame draw:style-name="fr2" draw:name="Frame_CNP" text:anchor-type="as-char" svg:width="1.9217in" svg:height="0.1929in" draw:z-index="4"><draw:text-box><text:p text:style-name="P28"/></draw:text-box></draw:frame></text:p>
      <text:p text:style-name="Declaratie">autorul lucrării <draw:frame draw:style-name="fr3" draw:name="Frame_Title_1" text:anchor-type="as-char" svg:width="5.3154in" svg:height="0.1929in" draw:z-index="10"><draw:text-box draw:chain-next-name="Frame_Title_2"><text:p text:style-name="P39"/></draw:text-box></draw:frame> <text:s/><draw:frame draw:style-name="fr4" draw:name="Frame_Title_2" text:anchor-type="as-char" svg:width="6.4957in" svg:height="0.1929in" draw:z-index="5"><draw:text-box draw:chain-next-name="Frame_Title_3"><text:p text:style-name="P33"/></draw:text-box></draw:frame> <draw:frame draw:style-name="fr4" draw:name="Frame_Title_3" text:anchor-type="as-char" svg:width="6.4957in" svg:height="0.1929in" draw:z-index="11"><draw:text-box><text:p text:style-name="P33"/></draw:text-box></draw:frame> </text:p>
      <text:p text:style-name="Declaratie">elaborată în vederea <text:span text:style-name="T12">susținerii</text:span> examenului de finalizare a studiilor de <text:span text:style-name="T21">licență<text:line-break/></text:span>organizat de către Facultatea de Automatică <text:span text:style-name="T13">ș</text:span>i Calculatoare din cadrul <text:span text:style-name="T12">Universității</text:span> Tehnice „Gheorghe Asachi” din <text:span text:style-name="T12">Iași</text:span>,<text:span text:style-name="T18"> s</text:span>esiunea<text:span text:style-name="T18"> </text:span><draw:frame draw:style-name="fr2" draw:name="Frame_Session" text:anchor-type="as-char" svg:width="1.2799in" svg:height="0.1929in" draw:z-index="6"><draw:text-box><text:p text:style-name="P30"/></draw:text-box></draw:frame> a anului universitar <draw:frame draw:style-name="fr5" draw:name="Frame_AnUniv" text:anchor-type="as-char" svg:width="1.1811in" svg:height="0.1929in" draw:z-index="7"><draw:text-box><text:p text:style-name="P31"/></draw:text-box></draw:frame>, luând în considerare <text:span text:style-name="T12">conținutul</text:span> Art. 34 din Codul de etică<text:span text:style-name="T24"> </text:span>universitară al <text:span text:style-name="T12">Universității</text:span> Tehnice „Gheorghe Asachi” din <text:span text:style-name="T12">Iași</text:span> (Manualul Procedurilor, UTI.POM.02 <text:span text:style-name="T24">–</text:span> <text:span text:style-name="T12">Funcționarea</text:span> Comisiei de etică universitară), declar pe proprie răspundere, că această lucrare este rezultatul propriei <text:span text:style-name="T12">activități</text:span> intelectuale, nu <text:span text:style-name="T12">conține</text:span> <text:span text:style-name="T12">porțiuni</text:span> plagiate, iar sursele bibliografice au fost folosite cu respectarea <text:span text:style-name="T12">legislației</text:span> române (legea 8/1996) <text:span text:style-name="T13">ș</text:span>i a <text:span text:style-name="T12">convențiilor</text:span> <text:span text:style-name="T12">internaționale</text:span> privind drepturile de autor.</text:p>
      <text:p text:style-name="Declaratie"/>
      <text:p text:style-name="Declaratie"/>
      <text:p text:style-name="Declaratie"/>
      <text:p text:style-name="Declaratie"/>
      <text:p text:style-name="Declaratie"><text:tab/><text:tab/>Data<text:tab/><text:tab/><text:tab/><text:tab/><text:tab/><text:tab/><text:tab/><text:tab/>Semnătura</text:p>
      <text:p text:style-name="Declaratie"><text:tab/><draw:frame draw:style-name="fr2" draw:name="Frame_Data" text:anchor-type="as-char" svg:width="1.3984in" svg:height="0.1929in" draw:z-index="9"><draw:text-box><text:p text:style-name="P32"/></draw:text-box></draw:frame></text:p>
      <text:p text:style-name="P44"/>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41"><text:a xlink:type="simple" xlink:href="#__RefHeading__5011_1794362497" text:style-name="Index_20_Link" text:visited-style-name="Index_20_Link">Capitolul 1. Introducere</text:a><text:tab/>1</text:p>
          <text:p text:style-name="P41"><text:a xlink:type="simple" xlink:href="#__RefHeading__24797_1837909022" text:style-name="Index_20_Link" text:visited-style-name="Index_20_Link">Capitolul 2. Fundamentarea teoretica și documentarea bibliografica pentru tema propusa.</text:a><text:tab/>3</text:p>
          <text:p text:style-name="P40"><text:a xlink:type="simple" xlink:href="#__RefHeading__24799_1837909022" text:style-name="Index_20_Link" text:visited-style-name="Index_20_Link">2.1. Domeniul și contextul abordării temei</text:a><text:tab/>3</text:p>
          <text:p text:style-name="P41"><text:a xlink:type="simple" xlink:href="#__RefHeading__6324_59671573" text:style-name="Index_20_Link" text:visited-style-name="Index_20_Link"><text:s/>Bibliografie</text:a><text:tab/>4</text:p>
        </text:index-body>
      </text:table-of-content>
      <text:p text:style-name="P20"/>
      <text:p text:style-name="P52"/>
      <text:p text:style-name="P36"/>
      <text:p text:style-name="P36"><text:span text:style-name="T16">[</text:span>Titlul lucrării<text:span text:style-name="T16">]</text:span></text:p>
      <text:p text:style-name="P36"/>
      <text:p text:style-name="P18">[Prenume Nume absolvent]</text:p>
      <text:p text:style-name="P17"/>
      <text:p text:style-name="P17"/>
      <text:p text:style-name="P37"><text:bookmark-start text:name="__RefHeading__657_1071978123"/>Rezumat<text:bookmark-end text:name="__RefHeading__657_1071978123"/></text:p>
      <text:p text:style-name="P19"/>
      <text:p text:style-name="P21"><draw:frame draw:style-name="fr6" draw:name="Frame_Rezumat" text:anchor-type="paragraph" svg:width="6.4957in" svg:height="6.7563in" draw:z-index="8"><draw:text-box><text:p text:style-name="P38"><text:tab/>Introduceți aici un scurt rezumat al lucrării<text:span text:style-name="T17">...</text:span></text:p></draw:text-box></draw:frame></text:p>
      <text:h text:style-name="P51" text:outline-level="1"><text:bookmark-start text:name="__RefHeading__5011_1794362497"/>Introducere<text:bookmark-end text:name="__RefHeading__5011_1794362497"/></text:h>
      <text:p text:style-name="P53"><text:tab/>Industria IT este într-o continua dezvoltare, iar modul în care ea este folosită își pune amprenta asupra vieților noastre și chiar asupra evoluției speciei umane. Doua aspecte ale acestei dezvoltări merita evidențiate: creșterea puterii de calcul și formarea unei infrastructuri de comunicare la nivel planetar(internet).</text:p>
      <text:p text:style-name="Text_20_body"><text:tab/><text:span text:style-name="T27">Puterea sistemelor de calcul se afla într-o creștere susținută de mai bine de jumătate de secol</text:span><text:span text:style-name="T27"><text:bibliography-mark text:identifier="Legea lui Moore" text:bibliography-type="article" text:author="Gordon Moore" text:title="Cramming more components onto integrated circuits" text:year="1965">[1]</text:bibliography-mark></text:span><text:span text:style-name="T27">. Aceasta s-a manifestat de-a lungul anilor prin creșterea frecventei de lucru a procesoarelor, a capacității de stocare și, mai nou, a numărului de nuclee de procesare. Datorită evoluțiilor tehnologice și a competiției dintre producători, costul sistemelor de calcul a devenit accesibil, iar calculatorul personal și telefonul mobil inteligent au devenit bunuri indispensabile în societățile dezvoltate.</text:span></text:p>
      <text:p text:style-name="Text_20_body"><text:tab/><text:span text:style-name="T28">Internetul a cunoscut o dezvoltare spectaculoasă. În prezent, peste 3 miliarde de utilizatori au acces la internet</text:span><text:span text:style-name="T28"><text:bibliography-mark text:identifier="Statistici internet" text:bibliography-type="www" text:address="https://www.itu.int/en/ITU-D/Statistics/Documents/facts/ICTFactsFigures2015.pdf" text:author="International Telecommunication Union" text:title="ICT facts and figures" text:year="2015">[2]</text:bibliography-mark></text:span><text:span text:style-name="T28">. Utilizatorii pot accesa internetul atât de pe calculatoarele personale cât și de pe telefoanele mobile. Astfel, internetul a ajuns să fie privit ca o necesitate.</text:span></text:p>
      <text:p text:style-name="P22"><text:tab/><text:span text:style-name="T29">Acești doi factori au condus la dezvoltarea a numeroase sisteme distribuite în care sarcina de lucru este împărțită intre mai multe sisteme de calcul, iar comunicarea dintre ele se realizează pe baza internetului. Un astfel de sistem se dorește a fi și aplicația din aceasta lucrare.</text:span></text:p>
      <text:p text:style-name="P54"><text:tab/>Aplicația are ca scop sincronizarea unei ierarhii de directoare intre mai multe noduri din rețea. Caracteristicile aplicației sunt următoarele:</text:p>
      <text:list xml:id="list7290927179256177394" text:style-name="L1">
        <text:list-item>
          <text:p text:style-name="P55">fiecare nod va păstra o copie locala a istoricului modificărilor (în engleza repository)</text:p>
        </text:list-item>
        <text:list-item>
          <text:p text:style-name="P56">detecția modificărilor se va face automat de către aplicație, utilizatorul nefiind nevoit să facă o operație de validare(in engleza commit) după fiecare modificare.</text:p>
        </text:list-item>
      </text:list>
      <text:p text:style-name="P23"><text:span text:style-name="T30"><text:tab/>Pentru realizarea aplicației, s-au studiat studiat problemele care pot apărea în cadrul unui sistem distribuit și modul în care aplicațiile de pe piața încearcă sa rezolve aceste probleme</text:span><text:span text:style-name="T30"><text:bibliography-mark text:identifier="Sisteme distibuite" text:bibliography-type="book" text:author="Gordon Blair" text:publisher="Addison-Wesley" text:title="Distributed systems: Concepts and design 5th edition" text:year="2012">[3]</text:bibliography-mark></text:span><text:span text:style-name="T30">. Printre problemele de interes se număra: comunicarea indirecta, sistemele peer to peer, <text:s/>coordonarea proceselor într-un sistem distribuit, controlul tranzacțiilor și replicarea. De asemenea, s-au studiat și arhitecturile unor sisteme de versionare consacrate, cum ar fi git sau mercurial</text:span><text:span text:style-name="T30"><text:bibliography-mark text:identifier="Arhitectura sisteme de versionare" text:bibliography-type="www" text:address="http://www.aosabook.org/" text:author="Dirkjan Ochtman si Susan Porter" text:title="The architecture of open source applications" text:year="2016">[4]</text:bibliography-mark></text:span><text:span text:style-name="T30">.</text:span></text:p>
      <text:p text:style-name="Text_20_body"><text:tab/><text:span text:style-name="T31">În vederea implementării aplicației, s-au utilizat doua clase de limbaje de programare:</text:span></text:p>
      <text:list xml:id="list2223795052587542113" text:style-name="L2">
        <text:list-item>
          <text:p text:style-name="P57">Limbaje de programare de nivel coborât: C și C++. Cu ajutorul acestor limbaje s-au realizat mecanicile aplicației: detectarea schimbărilor petrecute în cadrul ierarhiei de directoare și transmiterea în rețea către mai multe conexiuni simultan.</text:p>
        </text:list-item>
        <text:list-item>
          <text:p text:style-name="P57">Limbaje de programare de nivel înalt: lua. Cu ajutorul acestui limbaj s-au realizat politicile aplicației: crearea istoricului modificărilor și dezvoltarea unui sistem de plug in- uri. </text:p>
        </text:list-item>
      </text:list>
      <text:p text:style-name="Text_20_body"><text:tab/><text:span text:style-name="T32">Lucrarea este structurata pe următoarele capitole:</text:span></text:p>
      <text:list xml:id="list2931166596358071303" text:style-name="L3">
        <text:list-item>
          <text:p text:style-name="P58">Capitolul 2: <text:span text:style-name="T7">Fundamentarea teoretica și documentarea bibliografica pentru tema propusa</text:span>. Acest capitol cuprinde: analiza problemelor ce pot apărea în cadrul unui sistem distribuit, prezentarea realizărilor actuale pe aceeași tema și a modului în care au fost acestea proiectate și elaborarea caracteristicilor ce se așteaptă de la aplicația curenta.</text:p>
        </text:list-item>
        <text:list-item>
          <text:p text:style-name="P58">Capitolul 3: <text:span text:style-name="T7">Proiectarea aplicației</text:span>. Acest capitol cuprinde: stabilirea modulelor generale ale aplicației și a interacțiunilor dintre ele, stabilirea tehnologiilor alese pentru implementare și motivațiile pentru fiecare tehnologie și stabilirea limitelor în care aplicația va funcționa.</text:p>
        </text:list-item>
        <text:list-item>
          <text:p text:style-name="P58">Capitolul 4: <text:span text:style-name="T7">Implementarea aplicației</text:span>. Acest capitol cuprinde: descrierea generala a implementării, problemele întâmpinate și modalitatea de rezolvare, ideile noi cu care vine <text:soft-page-break/>aplicația și o scurta descriere a funcționarii sistemului.</text:p>
        </text:list-item>
        <text:list-item>
          <text:p text:style-name="P58">Capitolul 5: <text:span text:style-name="T8">Testarea aplicației. </text:span><text:span text:style-name="T9">Acest capitol cuprinde: punerea în funcțiune a aplicației și prezentarea posibilităților de configurare, aspecte legate de consumul de memorie și volumul de date transmise pe rețea și rezultate experimentale.</text:span></text:p>
        </text:list-item>
      </text:list>
      <text:p text:style-name="P24"><text:span text:style-name="T9"><text:tab/></text:span><text:span text:style-name="T10">Concluziile lucrării prezintă ce s-a realizat concret și modul în care trebuie privite aceste realizări în raport cu contextul tehnologic actual.</text:span></text:p>
      <text:h text:style-name="P49" text:outline-level="1"><text:bookmark-start text:name="__RefHeading__24797_1837909022"/>Fundamentarea teoretica și documentarea bibliografica pentru tema propusa.<text:bookmark-end text:name="__RefHeading__24797_1837909022"/></text:h>
      <text:p text:style-name="P25"><text:tab/><text:span text:style-name="T33">Pentru fundamentarea teoretica a problemei și a contextului actual în care funcționează sistemele distribuite, am studiat cartea „Distributed systems. Concepts and design”</text:span><text:span text:style-name="T33"><text:bibliography-mark text:identifier="Sisteme distibuite" text:bibliography-type="book" text:author="Gordon Blair" text:publisher="Addison-Wesley" text:title="Distributed systems: Concepts and design 5th edition" text:year="2012">[3]</text:bibliography-mark></text:span><text:span text:style-name="T33">.</text:span></text:p>
      <text:h text:style-name="Heading_20_2" text:outline-level="2"><text:bookmark-start text:name="__RefHeading__24799_1837909022"/><text:span text:style-name="T33">Domeniul și contextul abordării temei</text:span><text:tab/><text:bookmark-end text:name="__RefHeading__24799_1837909022"/></text:h>
      <text:p text:style-name="P26"><text:tab/>Un sistem distribuit este un sistem în care nodurile de calcul se afla în locații diferite în cadrul rețelei, iar pentru coordonarea lor se utilizează doar mesaje transmise pe rețea.</text:p>
      <text:p text:style-name="P27"><text:tab/><text:span text:style-name="T36">Sistemele distribuite sunt utilizate mai ales pentru partajarea de resurse. Prin resurse se înțeleg atât resursele fizice(putere de calcul, memorie, spațiu de stocare pe disc) dar și resurse de nivel înalt(de exemplu, în arhitectura orientata pe servicii, o baza de date cu studenții unei facultăți poate fi privita ca o resursa administrata de un nod în cadrul sistemului distribuit).</text:span></text:p>
      <text:p text:style-name="P27"><text:tab/><text:span text:style-name="T37">Caracteristicile de care trebuie ținut cont atunci când se proiectează un sistem distribuit sunt:</text:span></text:p>
      <text:list xml:id="list4416641002342163172" text:style-name="L4">
        <text:list-item>
          <text:p text:style-name="P59"><text:span text:style-name="T19">Concurenta</text:span>: <text:span text:style-name="T34">nodurile de calcul executa sarcina de lucru în paralel. Trebuie asigurat un mecanism de sincronizare a resurselor partajate.</text:span></text:p>
        </text:list-item>
        <text:list-item>
          <text:p text:style-name="P60"><text:span text:style-name="T19">Defecte independente</text:span>: nodurile de lucru se pot defecta independent unele de altele. Sistemul trebuie astfel proiectat încât defectarea unui nod, sau a unei linii de comunicare sa nu ducă la întreruperea funcționarii întregului sistem distribui<text:span text:style-name="T35">t</text:span>.</text:p>
        </text:list-item>
        <text:list-item>
          <text:p text:style-name="P61"><text:span text:style-name="T19">Eterogenitate</text:span>: nodurile din rețea pot avea configurații hardware diferite sau sisteme de operare diferite. Aplicația finala va trebui sa mascheze aceste diferențe.</text:p>
        </text:list-item>
        <text:list-item>
          <text:p text:style-name="P61"><text:span text:style-name="T19">Scalabilitate</text:span>: Adăugarea de noi noduri în rețea sau de noi resurse de calcul ar trebui sa ducă la creșterea performantelor sistemului. Arhitectura sistemului trebuie sa evite pe cât posibil realizarea unei sarcini pe un singur nod(de exemplu obținerea<text:span text:style-name="T38"> unei liste cu toate stațiile care conțin un anumit fișier). Acest fenomen duce la reducerea performantelor sistemului, indiferent de numărul de noduri (în engleza bottleneck).</text:span></text:p>
        </text:list-item>
        <text:list-item>
          <text:p text:style-name="P62"><text:span text:style-name="T19">Securitate</text:span>: <text:span text:style-name="T39">Arhitectura sistemului trebuie sa împiedice atât conectarea în sistem a unor noduri neautorizate cât și asigurarea integrității mesajului transmis de la un nod la altul. Aceste caracteristici pot fi realizate prin utilizarea sistemelor de autentificare, respectiv criptare.</text:span></text:p>
        </text:list-item>
        <text:list-item>
          <text:p text:style-name="P63"><text:span text:style-name="T19">Extensibilitate</text:span>: Arhitectura sistemului trebuie proiectata în așa fel încât adăugarea de noi funcționalități sa nu ducă la reorganizarea sistemului. Acest lucru poate fi realizat prin utilizarea codului mobil(instrucțiuni transmite de la un nod la altul, iar execuția lor sa face local). Ca exemple amintim: codul javascript interpretat de browser sau applet-urile Java. Trebuie avut în vedere un echilibru intre extensibilitate și securitatea sistemului.</text:p>
        </text:list-item>
      </text:list>
      <text:p text:style-name="P64"><text:tab/><text:span text:style-name="T40">În vederea asigurării cât mai multor cerințe dintre cele enumerate mai sus, s-au studiat următoarele domenii de interes:</text:span></text:p>
      <text:h text:style-name="P46" text:outline-level="3">Comunicarea indirecta în cadrul sistemelor distribuite</text:h>
      <text:p text:style-name="P65"><text:tab/>Comunicarea indirecta în cadrul sistemelor distribuite este caracterizata prin faptul ca nodurile de calcul nu comunica direct unele cu altele, ci prin intermediul unui proces intermediar. Acest lucru permite o decuplare a nodurilor atât din punct de vedere al spațiului (un nod de calcul nu trebuie sa știe identitatea celorlalte noduri din rețea, el comunicând doar cu procesul intermediar) cât și din punct de vedere al timpului(nodurile de calcul nu trebuie să fie prezente în același timp în sistem, procesul intermediar păstrând o copie a mesajelor pe care le <text:soft-page-break/>transmite). <text:span text:style-name="T41">Doua variante posibile au fost analizate:</text:span></text:p>
      <text:list xml:id="list7759432262560991170" text:style-name="L5">
        <text:list-item>
          <text:p text:style-name="P66"><text:span text:style-name="T19">Comunicarea în grup</text:span>. Asigura transmiterea mesajului de la un nod de calcul la celelalte noduri din sistem. Din punct de vedere al aplicației client, aceasta inițiază doar o singura operație de trimitere, modul în care mesajul ajunge la fiecare nod din rețea nefiind important. Cel mai cunoscut mod de a implementa comunicarea în grup este prin IP multicast. Cerințele<text:span text:style-name="T42"> pe care un astfel de sistem trebuie sa le îndeplinească sunt: integritate(un mesaj transmis trebuie sa ajungă exact o data la fiecare destinatar), validitate(un mesaj în curs de transmitere trebuie sa ajungă la toate nodurile din rețea), detectarea defecțiunilor(nodurile care nu mai funcționează corect trebuie eliminate din sistem) și ordonarea mesajelor(ordinea în care au fost transmise mesajele trebuie să fie aceeași cu ordinea în care ele au fost procesate).</text:span></text:p>
        </text:list-item>
        <text:list-item>
          <text:p text:style-name="P67"><text:span text:style-name="T19">Sisteme publish subscribe.</text:span> <text:span text:style-name="T43">Este cea mai folosită modalitate de comunicare indirecta. Nodurile dintr-un astfel de sistem se împart în 3 categorii: producători(in engleza publisher): nodurile care produc evenimente, consumatori(in engleza subscriber): nodurile care consuma evenimentele și intermediari(in engleza broker): nodurile care se ocupa cu transmiterea evenimentelor. Evenimentele produse de producători pot fi împărțite în mai multe categorii. Consumatorul poate alege categoria de evenimente pe care le procesează. Printre algoritmii folosiți de brokeri pentru dirijarea mesajelor se număra: gossip, IP multicast și distributed hash table.</text:span></text:p>
        </text:list-item>
      </text:list>
      <text:h text:style-name="P47" text:outline-level="3">Sistemele peer to peer</text:h>
      <text:p text:style-name="P68"><text:tab/><text:span text:style-name="T44">Sistemele peer to peer reprezintă un tip de sisteme distribuite în care la oferirea serviciului final către utilizator participa un număr mare sau foarte mare de calculatoare din internet. O problemă importanța în proiectarea sistemelor peer to peer este distribuirea datelor către mai multe noduri din rețea și apoi regăsirea lor cu un cost acceptabil.</text:span></text:p>
      <text:p text:style-name="P68"><text:tab/><text:span text:style-name="T45">Nodurile dintr-un sistem peer to peer formează o rețea virtuala peste cea fizica(in engleza overlay network), iar modul în care se stabilesc legături intre nodurile de calcul împarte sistemele peer to peer în 2 categorii:</text:span></text:p>
      <text:list xml:id="list3480965446373844183" text:style-name="L6">
        <text:list-item>
          <text:p text:style-name="P69"><text:span text:style-name="T19">Sisteme peer to peer structurate:</text:span> nodurile din sistem formează legături intre ele pe baza unei topologii cunoscute: de exemplu distributed hash table. <text:span text:style-name="T19">Avantaj</text:span>: asigura regăsirea informației într-un interval de timp bine stabilit. <text:span text:style-name="T19">Dezavantaj</text:span>: adaptarea dificila la defectarea nodurilor de calcul.</text:p>
        </text:list-item>
        <text:list-item>
          <text:p text:style-name="P70">Sisteme peer to peer nestructurate:<text:span text:style-name="T46"> nodurile din sistem formează legături intre ele într-un mod aleator. Pentru transmiterea mesajelor se folosesc algoritmi de tip gossip. </text:span>Avantaj:<text:span text:style-name="T46"> adaptarea rapidă la defectarea nodurilor de calcul. </text:span>Dezavantaj:<text:span text:style-name="T46"> regăsirea informației nu se face într-un mod determinist.</text:span></text:p>
        </text:list-item>
      </text:list>
      <text:h text:style-name="P48" text:outline-level="3">Coordinarea proceselor într-un sistem distribuit</text:h>
      <text:p text:style-name="P71"><text:tab/><text:span text:style-name="T47">Nodurile dintr-un sistem distribuit trebuie sa își coordoneze acțiunile, în mod special asupra resurselor partajate(cum ar fi fișierele din cadrul unui sistem distribuit de fișiere). Modalitatea cea mai simpla pentru realizarea coordonării nodurilor de calcul este excluziunea mutuala distribuita. Doua soluții posibile au fost analizate:</text:span></text:p>
      <text:list xml:id="list752650071023867946" text:style-name="L7">
        <text:list-item>
          <text:p text:style-name="P72">Utilizarea unui server pentru coordonarea accesului la resursele partajate. Pentru accesarea resurselor partajate, fiecare nod trebuie să facă o cere <text:span text:style-name="T48">către nodul coordonator și sa aștepte răspuns de la el. Nodul coordonator răspunde în maniera primul venit primul servit. Atunci când un nod nu mai are nevoie de resursa, trimite un mesaj nodului coordonator. </text:span><text:span text:style-name="T20">Avantaj</text:span><text:span text:style-name="T48">: simplitate. </text:span><text:span text:style-name="T20">Dezavantaje</text:span><text:span text:style-name="T48">: nodul coordonator poate deveni un punct </text:span><text:soft-page-break/><text:span text:style-name="T48">de strangulare (în engleza bottleneck) și dacă un nod se defectează în timp ce deține resursa, atunci se intra în deadlock.</text:span></text:p>
        </text:list-item>
        <text:list-item>
          <text:p text:style-name="P73">Utilizarea comunicării de grup. Atunci când un nod are nevoie de o resursa, el cere permisiunea de a folosi resursa de la toate nodurile din grup. <text:span text:style-name="T19">Avantaj</text:span>: nu mai apare punct de strangulare. Dezavantaj: se generează un număr mare de mesaje în rețea.</text:p>
        </text:list-item>
      </text:list>
      <text:h text:style-name="P50" text:outline-level="1"><text:bookmark-start text:name="__RefHeading__6324_59671573"/><text:bookmark-start text:name="BIBLIOGRAFIE"/><text:span text:style-name="T22">B</text:span><text:bookmark-end text:name="BIBLIOGRAFIE"/><text:span text:style-name="T23">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book"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3__20__5f_33_5f__5f_20_5f_" text:bibliography-data-field="year"/>
            <text:index-entry-span>.</text:index-entry-span>
          </text:bibliography-entry-template>
          <text:bibliography-entry-template text:bibliography-type="booklet"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conference"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Proceedings of the </text:index-entry-span>
            <text:index-entry-bibliography text:style-name="_38__20__5f_38_5f__5f_20_5f_" text:bibliography-data-field="editor"/>
            <text:index-entry-span>, </text:index-entry-span>
            <text:index-entry-bibliography text:style-name="_37__20__5f_37_5f__5f_20_5f_" text:bibliography-data-field="publisher"/>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custom1"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custom2"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custom3"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custom4"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custom5"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span>„</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address"/>
            <text:index-entry-span>.</text:index-entry-span>
          </text:bibliography-entry-template>
          <text:bibliography-entry-template text:bibliography-type="email"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inbook"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incollection"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inproceedings"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journal"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manual"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mastersthesis"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misc"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Online], Disponibil la adresa: </text:index-entry-span>
            <text:index-entry-bibliography text:style-name="_34__20__5f_34_5f__5f_20_5f_" text:bibliography-data-field="url"/>
            <text:index-entry-span>, Accesat: </text:index-entry-span>
            <text:index-entry-bibliography text:style-name="_33__20__5f_33_5f__5f_20_5f_" text:bibliography-data-field="year"/>
            <text:index-entry-span>.</text:index-entry-span>
          </text:bibliography-entry-template>
          <text:bibliography-entry-template text:bibliography-type="phdthesis"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proceedings"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techreport"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unpublished"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entry-template text:bibliography-type="www" text:style-name="Bibliography_20_1">
            <text:index-entry-span>[</text:index-entry-span>
            <text:index-entry-bibliography text:style-name="_30__20__5f_30_5f__5f_20_5f_" text:bibliography-data-field="identifier"/>
            <text:index-entry-span>]</text:index-entry-span>
            <text:index-entry-tab-stop style:type="left" style:position="0.3937in" style:leader-char=" "/>
            <text:index-entry-bibliography text:style-name="_34__20__5f_34_5f__5f_20_5f_" text:bibliography-data-field="author"/>
            <text:index-entry-span>, „</text:index-entry-span>
            <text:index-entry-bibliography text:style-name="_30__20__5f_30_5f__5f_20_5f_Biblio_5f_20_5f_Title" text:bibliography-data-field="title"/>
            <text:index-entry-span>”, </text:index-entry-span>
            <text:index-entry-bibliography text:style-name="_37__20__5f_37_5f__5f_20_5f_" text:bibliography-data-field="publisher"/>
            <text:index-entry-span>, </text:index-entry-span>
            <text:index-entry-bibliography text:style-name="_32__20__5f_32_5f__5f_20_5f_" text:bibliography-data-field="volume"/>
            <text:index-entry-span>, pp. </text:index-entry-span>
            <text:index-entry-bibliography text:style-name="_36__20__5f_36_5f__5f_20_5f_" text:bibliography-data-field="pages"/>
            <text:index-entry-span>, </text:index-entry-span>
            <text:index-entry-bibliography text:style-name="_33__20__5f_33_5f__5f_20_5f_" text:bibliography-data-field="year"/>
            <text:index-entry-span>.</text:index-entry-span>
          </text:bibliography-entry-template>
        </text:bibliography-source>
        <text:index-body>
          <text:p text:style-name="P42">[1]<text:tab/>Gordon Moore, „Cramming more components onto integrated circuits”, , , pp. , 1965.</text:p>
          <text:p text:style-name="P42">[2]<text:tab/>International Telecommunication Union, ICT facts and figures [Online], Disponibil la adresa: , Accesat: 2015.</text:p>
          <text:p text:style-name="P42">[3]<text:tab/>Gordon Blair, „Distributed systems: Concepts and design 5th edition”, Addison-Wesley, 2012.</text:p>
          <text:p text:style-name="P42">[4]<text:tab/>Dirkjan Ochtman si Susan Porter, The architecture of open source applications [Online], Disponibil la adresa: , Accesat: 2016.</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ro" fo:country="RO"/>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fo:font-size="12pt" fo:language="ro" fo:country="RO"/>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language="ro" fo:country="RO"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language="ro" fo:country="R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4925in" fo:margin-right="0in" fo:margin-top="0.1654in" fo:margin-bottom="0.0827in" loext:contextual-spacing="false" fo:text-indent="0in" style:auto-text-indent="false" style:page-number="auto" fo:background-color="transparent" style:shadow="none">
        <style:tab-stops/>
        <style:background-image/>
      </style:paragraph-properties>
      <style:text-properties fo:color="#004586" style:font-name="Times New Roman2" fo:font-family="'Times New Roman'" style:font-style-name="Italic" style:font-family-generic="roman" style:font-pitch="variable" fo:font-size="13pt" fo:language="ro" fo:country="RO"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language="ro" fo:country="RO"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language="ro" fo:country="RO"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fo:line-height="110%" fo:text-align="center" style:justify-single-word="false" style:page-number="auto" text:number-lines="false" text:line-number="0"/>
      <style:text-properties fo:font-size="11pt" fo:language="ro" fo:country="RO"/>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0827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language="ro" fo:country="RO"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background-image/>
      </style:paragraph-properties>
      <style:text-properties fo:language="zxx" fo:country="none"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text-properties fo:language="zxx" fo:country="none"/>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language="ro" fo:country="RO"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fo:language="zxx" fo:country="non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Standard"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fo:language="ro" fo:country="RO" style:font-size-asian="10pt" style:font-size-complex="10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text-properties fo:language="zxx" fo:country="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No_20_Spacing" style:display-name="No Spacing" style:family="paragraph">
      <style:paragraph-properties fo:margin-left="0in" fo:margin-right="0in" fo:margin-top="0in" fo:margin-bottom="0in" loext:contextual-spacing="false" fo:line-height="130%" fo:text-align="start" style:justify-single-word="false" fo:text-indent="0in" style:auto-text-indent="false" style:text-autospace="ideograph-alpha" style:vertical-align="auto"/>
      <style:text-properties style:font-name="Times New Roman" fo:font-family="'Times New Roman'" style:font-family-generic="roman" style:font-pitch="variable" fo:font-size="12pt" fo:language="en" fo:country="US"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in" fo:margin-bottom="0in" loext: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style>
    <style:style style:name="Address" style:family="paragraph" style:parent-style-name="Standard" style:next-style-name="Standard">
      <style:paragraph-properties fo:margin-top="0in" fo:margin-bottom="0in" loext: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loext:contextual-spacing="false" fo:text-indent="0in" style:auto-text-indent="false"/>
    </style:style>
    <style:style style:name="Preformatted" style:family="paragraph" style:parent-style-name="Standard" style:nex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background-image/>
      </style:paragraph-properties>
      <style:text-properties style:font-name="Cooper Md BT" fo:font-family="'Cooper Md BT'" style:font-style-name="Regular" style:font-family-generic="roman" style:font-pitch="variable" fo:font-size="11pt" fo:language="en" fo:country="U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ent-style-name="Standard">
      <style:paragraph-properties fo:margin-left="0.1654in" fo:margin-right="0in" fo:line-height="125%" fo:text-indent="0in" style:auto-text-indent="false"/>
      <style:text-properties fo:font-size="18pt" fo:language="ro" fo:country="RO"/>
    </style:style>
    <style:style style:name="Header_20_right" style:display-name="Header right" style:family="paragraph" style:parent-style-name="Standard" style:class="extra" style:master-page-name="">
      <style:paragraph-properties fo:margin-left="0.0827in" fo:margin-right="0.0827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Header_20_left" style:display-name="Header left" style:family="paragraph" style:parent-style-name="Standard" style:class="extra">
      <style:paragraph-properties fo:margin-left="0.0827in" fo:margin-right="0.0827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TextBox" style:family="paragraph" style:parent-style-name="Text_20_body" style:default-outline-level="" style:list-style-name="" style:master-page-name="">
      <style:paragraph-properties style:page-number="auto">
        <style:tab-stops/>
      </style:paragraph-properties>
      <style:text-properties fo:text-transform="uppercase" style:font-name="Consolas1" fo:font-family="Consolas" style:font-style-name="Regular" style:font-family-generic="modern" style:font-pitch="fixed" fo:font-size="12pt"/>
    </style:style>
    <style:style style:name="Declaratie" style:family="paragraph" style:parent-style-name="Standard">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 style:display-name="_OOoComputerCodeLastLine" style:family="paragraph" style:parent-style-name="_5f_OOoComputerCode" style:next-style-name="Code">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1" fo:font-family="Consolas" style:font-style-name="Regular" style:font-family-generic="modern" style:font-pitch="fixed" fo:font-size="12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1"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fo:language="ro" fo:country="RO"/>
    </style:style>
    <style:style style:name="Biblio_20_Title" style:display-name="Biblio Title" style:family="text" style:parent-style-name="Biblio_20_Default">
      <style:text-properties fo:font-style="italic"/>
    </style:style>
    <style:style style:name="Index_20_Link" style:display-name="Index Link" style:family="text"/>
    <style:style style:name="Zeichenformat" style:family="text"/>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x" style:display-name="Text Box" style:family="graphic">
      <style:graphic-properties svg:width="0.0161in" svg:height="0.181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draw:fill="solid" fo:padding="0.0193in" fo:border-left="none" fo:border-right="none" fo:border-top="none" fo:border-bottom="0.26pt solid #000000" style:shadow="none" draw:shadow-opacity="100%">
        <style:background-image/>
        <style:columns fo:column-count="1" fo:column-gap="0in"/>
      </style:graphic-properties>
    </style:style>
    <text:outline-style style:name="Outline">
      <text:outline-level-style text:level="1" style:num-prefix="Capitolul " style:num-suffix="." style:num-format="1">
        <style:list-level-properties text:list-level-position-and-space-mode="label-alignment">
          <style:list-level-label-alignment text:label-followed-by="space"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space"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space"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10" style:num-prefix=" " style:num-suffix="." style:num-format="1">
        <style:list-level-properties text:list-level-position-and-space-mode="label-alignment">
          <style:list-level-label-alignment text:label-followed-by="space" fo:text-indent="-0.2008in" fo:margin-left="0.5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Zeichenformat" style:num-suffix="." style:num-format="1">
        <style:list-level-properties text:min-label-width="0.25in"/>
      </text:list-level-style-number>
      <text:list-level-style-number text:level="2" text:style-name="Zeichenformat" style:num-suffix="." style:num-format="1" text:display-levels="2">
        <style:list-level-properties text:space-before="0.25in" text:min-label-width="0.3in"/>
      </text:list-level-style-number>
      <text:list-level-style-number text:level="3" text:style-name="Zeichenformat" style:num-suffix="." style:num-format="1" text:display-levels="3">
        <style:list-level-properties text:space-before="0.5in" text:min-label-width="0.35in"/>
      </text:list-level-style-number>
      <text:list-level-style-number text:level="4" text:style-name="Zeichenformat" style:num-suffix="." style:num-format="1" text:display-levels="4">
        <style:list-level-properties text:space-before="0.75in" text:min-label-width="0.45in"/>
      </text:list-level-style-number>
      <text:list-level-style-number text:level="5" text:style-name="Zeichenformat" style:num-suffix="." style:num-format="1" text:display-levels="5">
        <style:list-level-properties text:space-before="1in" text:min-label-width="0.55in"/>
      </text:list-level-style-number>
      <text:list-level-style-number text:level="6" text:style-name="Zeichenformat" style:num-suffix="." style:num-format="1" text:display-levels="6">
        <style:list-level-properties text:space-before="1.25in" text:min-label-width="0.65in"/>
      </text:list-level-style-number>
      <text:list-level-style-number text:level="7" text:style-name="Zeichenformat" style:num-suffix="." style:num-format="1" text:display-levels="7">
        <style:list-level-properties text:space-before="1.5in" text:min-label-width="0.75in"/>
      </text:list-level-style-number>
      <text:list-level-style-number text:level="8" text:style-name="Zeichenformat" style:num-suffix="." style:num-format="1" text:display-levels="8">
        <style:list-level-properties text:space-before="1.75in" text:min-label-width="0.85in"/>
      </text:list-level-style-number>
      <text:list-level-style-number text:level="9" text:style-name="Zeichenformat"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Zeichenformat"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text:style-name="Zeichenformat"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text:style-name="Zeichenformat"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text:style-name="Zeichenformat"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text:style-name="Zeichenformat"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text:style-name="Zeichenformat"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text:style-name="Zeichenformat"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MP2" style:family="paragraph" style:parent-style-name="Header_20_right">
      <style:text-properties officeooo:paragraph-rsid="0056ba94"/>
    </style:style>
    <style:style style:name="MP3" style:family="paragraph" style:parent-style-name="Header_20_left">
      <style:text-properties officeooo:paragraph-rsid="0056ba94"/>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style>
    <style:style style:name="MP6"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MP7" style:family="paragraph" style:parent-style-name="Header">
      <style:text-properties fo:color="#666666" fo:language="ro" fo:country="RO"/>
    </style:style>
    <style:style style:name="MT1" style:family="text">
      <style:text-properties officeooo:rsid="00ee3b27"/>
    </style:style>
    <style:style style:name="MT2" style:family="text">
      <style:text-properties fo:font-size="11pt" style:font-size-asian="11pt" style:font-size-complex="11pt"/>
    </style:style>
    <style:style style:name="MT3" style:family="text">
      <style:text-properties officeooo:rsid="0056ba94"/>
    </style:style>
    <style:style style:name="MT4" style:family="text">
      <style:text-properties fo:font-size="11pt" officeooo:rsid="0056ba94" style:font-size-asian="11pt" style:font-size-complex="11pt"/>
    </style:style>
    <style:style style:name="MT5" style:family="text">
      <style:text-properties fo:font-size="11pt" officeooo:rsid="004dfa89" style:font-size-asian="11pt" style:font-size-complex="11pt"/>
    </style:style>
    <style:style style:name="MT6" style:family="text">
      <style:text-properties fo:font-size="11pt" officeooo:rsid="00973494"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0"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6</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Capitolul 2.Fundamentarea teoretica și documentarea bibliografica pentru tema propusa.</text:chapter></text:span><text:span text:style-name="MT3"> <text:s text:c="2"/></text:span></text:p>
      </style:header>
      <style:header-left>
        <text:p text:style-name="MP3"><text:span text:style-name="MT4"><text:s text:c="3"/></text:span><text:span text:style-name="MT2">[P</text:span><text:span text:style-name="MT5">r</text:span><text:span text:style-name="MT2">enumele </text:span><text:span text:style-name="MT6">și </text:span><text:span text:style-name="MT2">Numele autorului]</text:span></text:p>
      </style:header-left>
      <style:footer>
        <text:p text:style-name="MP4"><text:page-number text:select-page="current">5</text:page-number></text:p>
      </style:footer>
      <style:footer-left>
        <text:p text:style-name="MP5"><text:page-number text:select-page="current">6</text:page-number> </text:p>
      </style:footer-lef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6">Motto</text:p>
        <text:p text:style-name="MP7"/>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4.3.7.2$Linux_x86 LibreOffice_project/430$Build-2</meta:generator>
    <meta:editing-duration>P5DT22H22M14S</meta:editing-duration>
    <meta:editing-cycles>262</meta:editing-cycles>
    <dc:date>2016-06-20T20:37:32.873193910</dc:date>
    <meta:print-date>2014-05-05T17:43:31.734000000</meta:print-date>
    <meta:document-statistic meta:table-count="0" meta:image-count="0" meta:object-count="0" meta:page-count="14" meta:paragraph-count="83" meta:word-count="1921" meta:character-count="13475" meta:non-whitespace-character-count="11602"/>
  </office:meta>
</office:document-meta>
</file>